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ZACplus Subassemblie BOM</text:p>
          </table:table-cell>
          <table:table-cell table:number-columns-repeated="7"/>
        </table:table-row>
        <table:table-row table:style-name="ro1" table:number-rows-repeated="3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UPK-Fra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K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Mittelqu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quere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doppelung f.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kverbind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nterface-Trä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. Interface-Mo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Verbindung Kammer-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Tankmodul mit K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hal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o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mmung f.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angle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Zirkulationspum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mpenplatte_200x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eplatte f.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staltikpumpe, 24L/h</text:p>
          </table:table-cell>
          <table:table-cell/>
          <table:table-cell office:value-type="string" calcext:value-type="string">
            <text:p>https://www.ebay.de/itm/351752818084?hash=item51e61a0da4:g:-pYAAOSwEK9TxksN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,5L-Behälter, 220x160x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ikonschlauch 6mm, 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chlussstutzen f. Schlau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0.00.0000</text:date>, <text:time style:data-style-name="N2" text:time-value="21:39:31.103272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7-14T20:35:01.846052737</dc:date>
    <dc:creator>os </dc:creator>
    <meta:editing-duration>PT5H24M51S</meta:editing-duration>
    <meta:editing-cycles>25</meta:editing-cycles>
    <meta:document-statistic meta:table-count="1" meta:cell-count="169" meta:object-count="0"/>
  </office:meta>
</office:document-meta>
</file>